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 style:shadow="none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0.949cm"/>
    </style:style>
    <style:style style:name="Table1.C" style:family="table-column">
      <style:table-column-properties style:column-width="0.286cm"/>
    </style:style>
    <style:style style:name="Table1.D" style:family="table-column">
      <style:table-column-properties style:column-width="0.044cm"/>
    </style:style>
    <style:style style:name="Table1.E" style:family="table-column">
      <style:table-column-properties style:column-width="2.734cm"/>
    </style:style>
    <style:style style:name="Table1.F" style:family="table-column">
      <style:table-column-properties style:column-width="2.977cm"/>
    </style:style>
    <style:style style:name="Table1.G" style:family="table-column">
      <style:table-column-properties style:column-width="1.388cm"/>
    </style:style>
    <style:style style:name="Table1.H" style:family="table-column">
      <style:table-column-properties style:column-width="3.198cm"/>
    </style:style>
    <style:style style:name="Table1.I" style:family="table-column">
      <style:table-column-properties style:column-width="0.594cm"/>
    </style:style>
    <style:style style:name="Table1.J" style:family="table-column">
      <style:table-column-properties style:column-width="2.492cm"/>
    </style:style>
    <style:style style:name="Table1.K" style:family="table-column">
      <style:table-column-properties style:column-width="0.607cm"/>
    </style:style>
    <style:style style:name="Table1.A1" style:family="table-cell">
      <style:table-cell-properties fo:padding="0.049cm" fo:border="none"/>
    </style:style>
    <style:style style:name="Table1.B4" style:family="table-cell">
      <style:table-cell-properties fo:padding="0.049cm" fo:border-left="none" fo:border-right="none" fo:border-top="none" fo:border-bottom="0.55pt solid #000000"/>
    </style:style>
    <style:style style:name="Table1.A7" style:family="table-cell">
      <style:table-cell-properties style:vertical-align="bottom" fo:padding="0.049cm" fo:border="none"/>
    </style:style>
    <style:style style:name="Table1.B7" style:family="table-cell">
      <style:table-cell-properties style:vertical-align="bottom" fo:padding="0.049cm" fo:border-left="none" fo:border-right="none" fo:border-top="none" fo:border-bottom="0.55pt solid #000000"/>
    </style:style>
    <style:style style:name="Table1.J7" style:family="table-cell">
      <style:table-cell-properties style:vertical-align="bottom" fo:padding="0.049cm" fo:border-left="none" fo:border-right="none" fo:border-top="none" fo:border-bottom="0.05pt solid #000000"/>
    </style:style>
    <style:style style:name="Table1.H9" style:family="table-cell">
      <style:table-cell-properties style:vertical-align="bottom" fo:background-color="transparent" fo:padding="0.049cm" fo:border="none">
        <style:background-image/>
      </style:table-cell-properties>
    </style:style>
    <style:style style:name="Table1.J9" style:family="table-cell">
      <style:table-cell-properties style:vertical-align="bottom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.C20" style:family="table-cell">
      <style:table-cell-properties fo:background-color="transparent" fo:padding="0cm" fo:border="none">
        <style:background-image/>
      </style:table-cell-properties>
    </style:style>
    <style:style style:name="Table1.C21" style:family="table-cell">
      <style:table-cell-properties fo:background-color="transparent" fo:padding="0cm" fo:border="none">
        <style:background-image/>
      </style:table-cell-properties>
    </style:style>
    <style:style style:name="Table1.C22" style:family="table-cell">
      <style:table-cell-properties fo:background-color="transparent" fo:padding="0cm" fo:border="none">
        <style:background-image/>
      </style:table-cell-properties>
    </style:style>
    <style:style style:name="Table1.C23" style:family="table-cell">
      <style:table-cell-properties fo:background-color="transparent" fo:padding="0cm" fo:border="none">
        <style:background-image/>
      </style:table-cell-properties>
    </style:style>
    <style:style style:name="Table1.A26" style:family="table-cell">
      <style:table-cell-properties fo:padding="0.049cm" fo:border-left="none" fo:border-right="none" fo:border-top="none" fo:border-bottom="0.05pt solid #000000"/>
    </style:style>
    <style:style style:name="Table1.B26" style:family="table-cell">
      <style:table-cell-properties fo:padding="0.049cm" fo:border-left="none" fo:border-right="none" fo:border-top="none" fo:border-bottom="0.05pt solid #000000"/>
    </style:style>
    <style:style style:name="Table1.F26" style:family="table-cell">
      <style:table-cell-properties fo:padding="0.049cm" fo:border-left="none" fo:border-right="none" fo:border-top="none" fo:border-bottom="0.05pt solid #000000"/>
    </style:style>
    <style:style style:name="Table1.H26" style:family="table-cell">
      <style:table-cell-properties fo:padding="0.049cm" fo:border-left="none" fo:border-right="none" fo:border-top="none" fo:border-bottom="0.05pt solid #000000"/>
    </style:style>
    <style:style style:name="Table1.I26" style:family="table-cell">
      <style:table-cell-properties fo:padding="0.049cm" fo:border-left="none" fo:border-right="none" fo:border-top="none" fo:border-bottom="0.05pt solid #000000"/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text-properties style:font-name="Arial" fo:font-size="10pt" officeooo:paragraph-rsid="006bc5fe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6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8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9" style:family="paragraph" style:parent-style-name="Table_20_Contents">
      <style:text-properties style:font-name="Arial" fo:font-size="10pt" officeooo:rsid="00a0fbfd" officeooo:paragraph-rsid="00a0fbfd" style:font-size-asian="8.75pt" style:font-size-complex="10pt"/>
    </style:style>
    <style:style style:name="P10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3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15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style:text-underline-style="none" fo:font-weight="bold" officeooo:rsid="00a13514" officeooo:paragraph-rsid="00a13514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19" style:family="paragraph" style:parent-style-name="Table_20_Contents">
      <style:text-properties style:font-name="Arial" fo:font-size="10pt" officeooo:paragraph-rsid="00ac7ca1" style:font-size-asian="10pt" style:font-size-complex="10pt"/>
    </style:style>
    <style:style style:name="P20" style:family="paragraph" style:parent-style-name="Table_20_Contents">
      <style:text-properties style:font-name="Arial" fo:font-size="10pt" officeooo:paragraph-rsid="00b2b50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Arial" fo:font-size="12pt" fo:font-weight="bold" officeooo:paragraph-rsid="0078a83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2pt" fo:font-weight="normal" officeooo:paragraph-rsid="0078a83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Arial1" fo:font-size="10pt" fo:font-weight="bold" officeooo:paragraph-rsid="007819fb" style:font-size-asian="8.75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29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officeooo:paragraph-rsid="00a0fbfd"/>
    </style:style>
    <style:style style:name="P32" style:family="paragraph" style:parent-style-name="Standard">
      <style:text-properties style:font-name="Arial" fo:font-size="10pt" style:font-size-asian="8.75pt" style:font-size-complex="10pt"/>
    </style:style>
    <style:style style:name="P33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4" style:family="paragraph" style:parent-style-name="Standard">
      <style:text-properties officeooo:paragraph-rsid="00a0fbfd"/>
    </style:style>
    <style:style style:name="P35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36" style:family="paragraph" style:parent-style-name="Table_20_Contents">
      <style:text-properties style:font-name="Arial" fo:font-size="10pt" style:font-size-asian="8.75pt" style:font-size-complex="10pt"/>
    </style:style>
    <style:style style:name="P37" style:family="paragraph" style:parent-style-name="Table_20_Contents">
      <style:text-properties style:font-name="Arial" fo:font-size="10pt" officeooo:rsid="00877594" officeooo:paragraph-rsid="00b5ff08" style:font-size-asian="8.75pt" style:font-size-complex="10pt"/>
    </style:style>
    <style:style style:name="P38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41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42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43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44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T1" style:family="text">
      <style:text-properties officeooo:rsid="005cc5d9"/>
    </style:style>
    <style:style style:name="T2" style:family="text">
      <style:text-properties style:font-name="Arial" officeooo:rsid="005cc5d9"/>
    </style:style>
    <style:style style:name="T3" style:family="text">
      <style:text-properties style:font-name-asian="Microsoft YaHei" style:font-name-complex="Mangal"/>
    </style:style>
    <style:style style:name="T4" style:family="text">
      <style:text-properties officeooo:rsid="00af51d1" style:font-name-asian="Microsoft YaHei" style:font-name-complex="Mangal"/>
    </style:style>
    <style:style style:name="T5" style:family="text">
      <style:text-properties officeooo:rsid="00ae2ab8"/>
    </style:style>
    <style:style style:name="T6" style:family="text">
      <style:text-properties officeooo:rsid="00b6a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5" office:value-type="string">
            <text:p text:style-name="P10"><text:text-input text:description="&lt;o.company_id.name or ''&gt;">company</text:text-input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4"><text:span text:style-name="T2"><text:text-input text:description="&lt;o.company_id.city or ''&gt;">city</text:text-input></text:span><text:span text:style-name="T2">, </text:span><text:span text:style-name="T1"><text:text-input text:description="&lt;formatLang(o.document_date or '',date=True)&gt;">date</text:text-input>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23"><text:text-input text:description="&lt;_(&quot;Broj:&quot;)&gt;">Broj:</text:text-input></text:p>
          </table:table-cell>
          <table:table-cell table:style-name="Table1.A1" table:number-columns-spanned="3" office:value-type="string">
            <text:p text:style-name="P22"><text:text-input text:description="&lt;o.name or ''&gt;">nam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B4" table:number-columns-spanned="7" office:value-type="string">
            <text:p text:style-name="P21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5"><text:text-input text:description="&lt;_(&quot;IME I PREZIME:&quot;)&gt;">IME I PREZIME:</text:text-input></text:p>
          </table:table-cell>
          <table:table-cell table:style-name="Table1.B7" table:number-columns-spanned="5" office:value-type="string">
            <text:p text:style-name="P11"><text:text-input text:description="&lt;o.employee_id.name or ''&gt;">employee_name</text:text-input></text:p>
          </table:table-cell>
          <table:covered-table-cell/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5"><text:text-input text:description="&lt;_(&quot;DATUM POLASKA:&quot;)&gt;">DATUM POLASKA:</text:text-input></text:p>
          </table:table-cell>
          <table:covered-table-cell/>
          <table:table-cell table:style-name="Table1.J7" office:value-type="string">
            <text:p text:style-name="P25"><text:text-input text:description="&lt; formatLang(o.date_from, date=True ) or '' &gt;">date_from</text:text-input></text:p>
          </table:table-cell>
          <table:table-cell table:style-name="Table1.A7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5"><text:text-input text:description="&lt;_(&quot;TVRTKA:&quot;)&gt;">TVRTKA:</text:text-input></text:p>
          </table:table-cell>
          <table:table-cell table:style-name="Table1.B7" table:number-columns-spanned="5" office:value-type="string">
            <text:p text:style-name="P16"><text:text-input text:description="&lt;o.company_id.name or ''&gt;">company</text:text-input></text:p>
          </table:table-cell>
          <table:covered-table-cell/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5"><text:text-input text:description="&lt;_(&quot;DATUM POVRATKA:&quot;)&gt;">DATUM POVRATKA:</text:text-input></text:p>
          </table:table-cell>
          <table:covered-table-cell/>
          <table:table-cell table:style-name="Table1.J7" office:value-type="string">
            <text:p text:style-name="P25"><text:text-input text:description="&lt; formatLang(o.date_to, date=True) or ''  &gt;">date_to</text:text-input></text:p>
          </table:table-cell>
          <table:table-cell table:style-name="Table1.A7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5"><text:text-input text:description="&lt;_(&quot;RADNO MJESTO:&quot;)&gt;">RADNO MJESTO:</text:text-input></text:p>
          </table:table-cell>
          <table:table-cell table:style-name="Table1.B7" table:number-columns-spanned="5" office:value-type="string">
            <text:p text:style-name="P16"><text:text-input text:description="&lt;o.employee_id.job_id.name or ''&gt;">job_id</text:text-input></text:p>
          </table:table-cell>
          <table:covered-table-cell/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H9" table:number-columns-spanned="2" office:value-type="string">
            <text:p text:style-name="P8"><text:text-input text:description="&lt;_(&quot;TRAJANJE PUTA:&quot;)&gt;">TRAJANJE PUTA:</text:text-input></text:p>
          </table:table-cell>
          <table:covered-table-cell/>
          <table:table-cell table:style-name="Table1.J9" office:value-type="string">
            <text:p text:style-name="P26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H9" office:value-type="string">
            <text:p text:style-name="P14"/>
          </table:table-cell>
        </table:table-row>
        <table:table-row>
          <table:table-cell table:style-name="Table1.H9" office:value-type="string">
            <text:p text:style-name="P9"><text:text-input text:description="&lt;_(&quot;VOZILO:&quot;)&gt;">VOZILO:</text:text-input></text:p>
          </table:table-cell>
          <table:table-cell table:style-name="Table1.J9" table:number-columns-spanned="5" office:value-type="string">
            <text:p text:style-name="P17"><text:text-input text:description="&lt;o.vehicle_text or ''&gt;">vehicle</text:text-input></text:p>
          </table:table-cell>
          <table:covered-table-cell/>
          <table:covered-table-cell/>
          <table:covered-table-cell/>
          <table:covered-table-cell/>
          <table:table-cell table:style-name="Table1.H9" office:value-type="string">
            <text:p text:style-name="P1"/>
          </table:table-cell>
          <table:table-cell table:style-name="Table1.H9" table:number-columns-spanned="2" office:value-type="string">
            <text:p text:style-name="P5"/>
          </table:table-cell>
          <table:covered-table-cell/>
          <table:table-cell table:style-name="Table1.H9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H9" office:value-type="string">
            <text:p text:style-name="P5"/>
          </table:table-cell>
          <table:table-cell table:style-name="Table1.H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H9" office:value-type="string">
            <text:p text:style-name="P1"/>
          </table:table-cell>
          <table:table-cell table:style-name="Table1.H9" table:number-columns-spanned="2" office:value-type="string">
            <text:p text:style-name="P5"/>
          </table:table-cell>
          <table:covered-table-cell/>
          <table:table-cell table:style-name="Table1.H9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H9" table:number-columns-spanned="3" office:value-type="string">
            <text:p text:style-name="P7"><text:text-input text:description="&lt;_(&quot;SVRHA PUTOVANJA:&quot;)&gt;">SVRHA PUTOVANJA:</text:text-input></text:p>
          </table:table-cell>
          <table:covered-table-cell/>
          <table:covered-table-cell/>
          <table:table-cell table:style-name="Table1.H9" table:number-columns-spanned="7" office:value-type="string">
            <text:p text:style-name="P15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office:value-type="string">
            <text:p text:style-name="P15"/>
          </table:table-cell>
        </table:table-row>
        <table:table-row>
          <table:table-cell table:style-name="Table1.H9" table:number-columns-spanned="3" office:value-type="string">
            <text:p text:style-name="P7"/>
          </table:table-cell>
          <table:covered-table-cell/>
          <table:covered-table-cell/>
          <table:table-cell table:style-name="Table1.H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office:value-type="string">
            <text:p text:style-name="P15"/>
          </table:table-cell>
        </table:table-row>
        <table:table-row>
          <table:table-cell table:style-name="Table1.A14" table:number-columns-spanned="3" office:value-type="string">
            <text:p text:style-name="P7"><text:span text:style-name="T6"><text:text-input text:description="&lt;_(&quot;PARTNER:&quot;)&gt;">PARTNER:</text:text-input></text:span></text:p>
          </table:table-cell>
          <table:covered-table-cell/>
          <table:covered-table-cell/>
          <table:table-cell table:style-name="Table1.H9" table:number-columns-spanned="8" office:value-type="string">
            <text:p text:style-name="P43"><text:text-input text:description="&lt;for each=&quot;partner in o.partner_ids&quot; &gt;">for_partners</text:text-input></text:p>
            <text:p text:style-name="P43"><text:text-input text:description="&lt;partner.name or ''&gt;">partner</text:text-input></text:p>
            <text:p text:style-name="P42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H9" table:number-columns-spanned="3" office:value-type="string">
            <text:p text:style-name="P6"/>
          </table:table-cell>
          <table:covered-table-cell/>
          <table:covered-table-cell/>
          <table:table-cell table:style-name="Table1.H9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0"><text:text-input text:description="&lt;_(&quot;GRADOVI:&quot;)&gt;">GRADOVI:</text:text-input></text:p>
          </table:table-cell>
          <table:covered-table-cell/>
          <table:covered-table-cell/>
          <table:covered-table-cell/>
          <table:table-cell table:style-name="Table1.A1" table:number-columns-spanned="7" office:value-type="string">
            <text:p text:style-name="P41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9"><text:text-input text:description="&lt;_(&quot;DRŽAVE:&quot;)&gt;">DRŽAVE:</text:text-input></text:p>
          </table:table-cell>
          <table:covered-table-cell/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8"><text:text-input text:description="&lt;_(&quot;PRIJEVOZ U ODLASKU:&quot;)&gt;">PRIJEVOZ U ODLASKU:</text:text-input></text:p>
          </table:table-cell>
          <table:covered-table-cell/>
          <table:table-cell table:style-name="Table1.C20" table:number-columns-spanned="9" office:value-type="string">
            <text:p text:style-name="P35"><text:text-input text:description="&lt;for each=&quot;line in o.depart_transportation&quot;&gt;">for</text:text-input><text:text-input text:description="&lt;line.name or ''&gt;">depart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depart_vehicle_ids&quot; &gt;">for</text:text-input></text:span><text:span text:style-name="T3"><text:text-input text:description="&lt;vehicle.name  or ''&gt;">depart_vehicle</text:text-input></text:span><text:span text:style-name="T3">,</text:span><text:span text:style-name="T3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C21" table:number-columns-spanned="9" office:value-type="string">
            <text:p text:style-name="P20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8"><text:text-input text:description="&lt;_(&quot;PRIJEVOZ U DOLASKU:&quot;)&gt;">PRIJEVOZ U DOLASKU:</text:text-input></text:p>
          </table:table-cell>
          <table:covered-table-cell/>
          <table:table-cell table:style-name="Table1.C22" table:number-columns-spanned="9" office:value-type="string">
            <text:p text:style-name="P35"><text:text-input text:description="&lt;for each=&quot;line in o.arrive_transportation&quot;&gt;">for</text:text-input><text:text-input text:description="&lt;line.name or ''&gt;">arrive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arrive_vehicle_ids&quot; &gt;">for</text:text-input></text:span><text:span text:style-name="T4"><text:text-input text:description="&lt;vehicle.name or ''&gt;">arrive_vehicle</text:text-input></text:span><text:span text:style-name="T3">,</text:span><text:span text:style-name="T3"><text:text-input text:description="&lt;/for&gt;">end_for</text:text-input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C23" table:number-columns-spanned="9" office:value-type="string">
            <text:p text:style-name="P20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6" office:value-type="string">
            <text:p text:style-name="P1"/>
          </table:table-cell>
          <table:table-cell table:style-name="Table1.B2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F26" table:number-columns-spanned="2" office:value-type="string">
            <text:p text:style-name="P1"/>
          </table:table-cell>
          <table:covered-table-cell/>
          <table:table-cell table:style-name="Table1.H26" office:value-type="string">
            <text:p text:style-name="P1"/>
          </table:table-cell>
          <table:table-cell table:style-name="Table1.I2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2"/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E2" office:value-type="string">
            <text:p text:style-name="P3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(pečat <text:span text:style-name="T5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29"/>
          </table:table-cell>
          <table:table-cell table:style-name="Table5.A4" office:value-type="string">
            <text:p text:style-name="P28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3-07T14:24:59.288168562</dc:date>
    <meta:editing-duration>PT17H11M38S</meta:editing-duration>
    <meta:editing-cycles>166</meta:editing-cycles>
    <meta:generator>LibreOffice/5.1.5.2$Linux_X86_64 LibreOffice_project/10m0$Build-2</meta:generator>
    <meta:document-statistic meta:table-count="2" meta:image-count="0" meta:object-count="0" meta:page-count="1" meta:paragraph-count="35" meta:word-count="187" meta:character-count="679" meta:non-whitespace-character-count="636"/>
  </office:meta>
</office:document-meta>
</file>